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0000cd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color="#c9211e"/>
    </style:style>
    <style:style style:name="ce3" style:family="table-cell" style:parent-style-name="Default" style:data-style-name="N37"/>
    <style:style style:name="ce4" style:family="table-cell" style:parent-style-name="Default" style:data-style-name="N41"/>
    <style:style style:name="ce5" style:family="table-cell" style:parent-style-name="Default">
      <style:table-cell-properties fo:background-color="#708090" fo:border="0.06pt solid #000000"/>
      <style:text-properties fo:color="#ffffff"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CONVOCATORIA REVISIONES DAW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Tiempo estimado por alumno</text:p>
          </table:table-cell>
          <table:table-cell table:style-name="ce6" office:value-type="time" office:time-value="PT00H25M00S" calcext:value-type="time">
            <text:p>00:25:0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Bosch Román, José Antonio</text:p>
          </table:table-cell>
          <table:table-cell office:value-type="date" office:date-value="2021-02-08" calcext:value-type="date">
            <text:p>08/02/21</text:p>
          </table:table-cell>
          <table:table-cell office:value-type="time" office:time-value="PT08H50M00S" calcext:value-type="time">
            <text:p>08:50:00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Conde Calero, Pablo</text:p>
          </table:table-cell>
          <table:table-cell office:value-type="date" office:date-value="2021-02-08" calcext:value-type="date">
            <text:p>08/02/21</text:p>
          </table:table-cell>
          <table:table-cell table:formula="of:=[.C4]+[.F2]" office:value-type="time" office:time-value="PT09H15M00S" calcext:value-type="time">
            <text:p>09:1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olano Mondragon, Ander Luis</text:p>
          </table:table-cell>
          <table:table-cell office:value-type="date" office:date-value="2021-02-08" calcext:value-type="date">
            <text:p>08/02/21</text:p>
          </table:table-cell>
          <table:table-cell table:formula="of:=[.C5]+[.F2]" office:value-type="time" office:time-value="PT09H40M00S" calcext:value-type="time">
            <text:p>09:40: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alasso Pujalte, Ariel Jesú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llego Torres, Iván Daniel</text:p>
          </table:table-cell>
          <table:table-cell office:value-type="date" office:date-value="2021-02-08" calcext:value-type="date">
            <text:p>08/02/21</text:p>
          </table:table-cell>
          <table:table-cell table:formula="of:=[.C6]+[.F2]" office:value-type="time" office:time-value="PT10H05M00S" calcext:value-type="time">
            <text:p>10:05:0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02-08" calcext:value-type="date">
            <text:p>08/02/21</text:p>
          </table:table-cell>
          <table:table-cell table:formula="of:=[.C8]+[.F2]" office:value-type="time" office:time-value="PT10H30M00S" calcext:value-type="time">
            <text:p>10:30: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ogna Sogorb, Raúl Kumar</text:p>
          </table:table-cell>
          <table:table-cell office:value-type="date" office:date-value="2021-02-09" calcext:value-type="date">
            <text:p>09/02/21</text:p>
          </table:table-cell>
          <table:table-cell office:value-type="time" office:time-value="PT08H50M00S" calcext:value-type="time">
            <text:p>08:5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ómez Tortosa, Jorge</text:p>
          </table:table-cell>
          <table:table-cell office:value-type="date" office:date-value="2021-02-09" calcext:value-type="date">
            <text:p>09/02/21</text:p>
          </table:table-cell>
          <table:table-cell table:formula="of:=[.C11]+[.F2]" office:value-type="time" office:time-value="PT09H15M00S" calcext:value-type="time">
            <text:p>09:1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ález Arjona, Irene</text:p>
          </table:table-cell>
          <table:table-cell office:value-type="date" office:date-value="2021-02-09" calcext:value-type="date">
            <text:p>09/02/21</text:p>
          </table:table-cell>
          <table:table-cell table:formula="of:=[.C12]+[.F2]" office:value-type="time" office:time-value="PT09H40M00S" calcext:value-type="time">
            <text:p>09:4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jarro Ortiz, David</text:p>
          </table:table-cell>
          <table:table-cell office:value-type="date" office:date-value="2021-02-09" calcext:value-type="date">
            <text:p>09/02/21</text:p>
          </table:table-cell>
          <table:table-cell table:formula="of:=[.C13]+[.F2]" office:value-type="time" office:time-value="PT10H05M00S" calcext:value-type="time">
            <text:p>10:05: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rtín-Montalvo Giner, Luis</text:p>
          </table:table-cell>
          <table:table-cell office:value-type="date" office:date-value="2021-02-09" calcext:value-type="date">
            <text:p>09/02/21</text:p>
          </table:table-cell>
          <table:table-cell table:formula="of:=[.C14]+[.F2]" office:value-type="time" office:time-value="PT10H30M00S" calcext:value-type="time">
            <text:p>10:3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oza Fontcuberta, Juan Carlos</text:p>
          </table:table-cell>
          <table:table-cell office:value-type="date" office:date-value="2021-02-09" calcext:value-type="date">
            <text:p>09/02/21</text:p>
          </table:table-cell>
          <table:table-cell table:formula="of:=[.C15]+[.F2]" office:value-type="time" office:time-value="PT10H55M00S" calcext:value-type="time">
            <text:p>10:55: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ntesinos Ramírez, David</text:p>
          </table:table-cell>
          <table:table-cell office:value-type="date" office:date-value="2021-02-15" calcext:value-type="date">
            <text:p>15/02/21</text:p>
          </table:table-cell>
          <table:table-cell office:value-type="time" office:time-value="PT08H50M00S" calcext:value-type="time">
            <text:p>08:50:0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Navarrete Moreno, Cristian (online)</text:p>
          </table:table-cell>
          <table:table-cell office:value-type="date" office:date-value="2021-02-15" calcext:value-type="date">
            <text:p>15/02/21</text:p>
          </table:table-cell>
          <table:table-cell table:formula="of:=[.C18]+[.F2]" office:value-type="time" office:time-value="PT09H15M00S" calcext:value-type="time">
            <text:p>09:1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ga Jiménez, Fernando</text:p>
          </table:table-cell>
          <table:table-cell office:value-type="date" office:date-value="2021-02-15" calcext:value-type="date">
            <text:p>15/02/21</text:p>
          </table:table-cell>
          <table:table-cell table:formula="of:=[.C19]+[.F2]" office:value-type="time" office:time-value="PT09H40M00S" calcext:value-type="time">
            <text:p>09:40:0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Rocamora Molina, Juan José (online)</text:p>
          </table:table-cell>
          <table:table-cell office:value-type="date" office:date-value="2021-02-15" calcext:value-type="date">
            <text:p>15/02/21</text:p>
          </table:table-cell>
          <table:table-cell table:formula="of:=[.C20]+[.F2]" office:value-type="time" office:time-value="PT10H05M00S" calcext:value-type="time">
            <text:p>10:0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dero Martínez, Javier</text:p>
          </table:table-cell>
          <table:table-cell office:value-type="date" office:date-value="2021-02-15" calcext:value-type="date">
            <text:p>15/02/21</text:p>
          </table:table-cell>
          <table:table-cell table:formula="of:=[.C21]+[.F2]" office:value-type="time" office:time-value="PT10H30M00S" calcext:value-type="time">
            <text:p>10:30: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chez Carrasco, David</text:p>
          </table:table-cell>
          <table:table-cell office:value-type="date" office:date-value="2021-02-15" calcext:value-type="date">
            <text:p>15/02/21</text:p>
          </table:table-cell>
          <table:table-cell table:formula="of:=[.C22]+[.$F$2]" office:value-type="time" office:time-value="PT10H55M00S" calcext:value-type="time">
            <text:p>10:5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ibio Gómez, Javier</text:p>
          </table:table-cell>
          <table:table-cell office:value-type="date" office:date-value="2021-02-15" calcext:value-type="date">
            <text:p>15/02/21</text:p>
          </table:table-cell>
          <table:table-cell table:formula="of:=[.C24]+[.F2]" office:value-type="time" office:time-value="PT11H20M00S" calcext:value-type="time">
            <text:p>11:2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illus Avendaño, Anthony Emmanuel</text:p>
          </table:table-cell>
          <table:table-cell office:value-type="date" office:date-value="2021-02-15" calcext:value-type="date">
            <text:p>15/02/21</text:p>
          </table:table-cell>
          <table:table-cell table:formula="of:=[.C25]+[.F2]" office:value-type="time" office:time-value="PT11H45M00S" calcext:value-type="time">
            <text:p>11:4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zuela Masanet, Daniel</text:p>
          </table:table-cell>
          <table:table-cell office:value-type="date" office:date-value="2021-02-15" calcext:value-type="date">
            <text:p>15/02/21</text:p>
          </table:table-cell>
          <table:table-cell table:formula="of:=[.C26]+[.F2]" office:value-type="time" office:time-value="PT12H10M00S" calcext:value-type="time">
            <text:p>12:1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u, Hao</text:p>
          </table:table-cell>
          <table:table-cell office:value-type="date" office:date-value="2021-02-15" calcext:value-type="date">
            <text:p>15/02/21</text:p>
          </table:table-cell>
          <table:table-cell table:formula="of:=[.C27]+[.F2]" office:value-type="time" office:time-value="PT12H35M00S" calcext:value-type="time">
            <text:p>12:35: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22:49:16.8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1H56M24S</meta:editing-duration>
    <meta:editing-cycles>5</meta:editing-cycles>
    <meta:generator>LibreOffice/6.4.5.2$Windows_X86_64 LibreOffice_project/a726b36747cf2001e06b58ad5db1aa3a9a1872d6</meta:generator>
    <dc:date>2021-02-05T00:37:06.478000000</dc:date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